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9c6b1"/>
    </style:style>
    <style:style style:name="P2" style:family="paragraph" style:parent-style-name="Preformatted_20_Text">
      <style:paragraph-properties fo:orphans="1" style:writing-mode="lr-tb"/>
      <style:text-properties officeooo:paragraph-rsid="0009c6b1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9c6b1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9c6b1"/>
    </style:style>
    <style:style style:name="P5" style:family="paragraph" style:parent-style-name="Text_20_body">
      <style:paragraph-properties fo:orphans="1"/>
      <style:text-properties officeooo:paragraph-rsid="0009c6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Implementing Modular Cryptographic Transformations Based on Prime Residues</text:span></text:p>
      <text:p text:style-name="P2"/>
      <text:p text:style-name="P2"><text:span text:style-name="Source_20_Text">def modular_cryptographic_transform(primes, mod_base):</text:span></text:p>
      <text:p text:style-name="P2"><text:span text:style-name="Source_20_Text"><text:s text:c="4"/>"""Generates modular cryptographic transformations based on prime residues."""</text:span></text:p>
      <text:p text:style-name="P2"><text:span text:style-name="Source_20_Text"><text:s text:c="4"/>return np.exp(1j * 2 * np.pi * np.array([p % mod_base for p in primes]) / mod_base)</text:span></text:p>
      <text:p text:style-name="P2"/>
      <text:p text:style-name="P2"><text:span text:style-name="Source_20_Text"># Compute modular cryptographic transformations for mod 5 and mod 7</text:span></text:p>
      <text:p text:style-name="P2"><text:span text:style-name="Source_20_Text">crypto_mod_5 = modular_cryptographic_transform(primes, 5)</text:span></text:p>
      <text:p text:style-name="P2"><text:span text:style-name="Source_20_Text">crypto_mod_7 = modular_cryptographic_transform(primes, 7)</text:span></text:p>
      <text:p text:style-name="P2"/>
      <text:p text:style-name="P2"><text:span text:style-name="Source_20_Text"># Compute entropy of modular cryptographic transformations</text:span></text:p>
      <text:p text:style-name="P2"><text:span text:style-name="Source_20_Text">entropy_crypto_mod_5 = entropy(np.angle(crypto_mod_5), base=2)</text:span></text:p>
      <text:p text:style-name="P2"><text:span text:style-name="Source_20_Text">entropy_crypto_mod_7 = entropy(np.angle(crypto_mod_7), base=2)</text:span></text:p>
      <text:p text:style-name="P2"/>
      <text:p text:style-name="P2"><text:span text:style-name="Source_20_Text"># Plot modular transformation phase distributions</text:span></text:p>
      <text:p text:style-name="P2"><text:span text:style-name="Source_20_Text">plt.figure(figsize=(10, 4))</text:span></text:p>
      <text:p text:style-name="P2"/>
      <text:p text:style-name="P2"><text:span text:style-name="Source_20_Text">plt.subplot(1, 2, 1)</text:span></text:p>
      <text:p text:style-name="P2"><text:span text:style-name="Source_20_Text">plt.hist(np.angle(crypto_mod_5), bins=30, alpha=0.75, label="Mod 5 Phase Distribution")</text:span></text:p>
      <text:p text:style-name="P2"><text:span text:style-name="Source_20_Text">plt.title("Mod 5 Cryptographic Transformation")</text:span></text:p>
      <text:p text:style-name="P2"><text:span text:style-name="Source_20_Text">plt.xlabel("Phase (radians)")</text:span></text:p>
      <text:p text:style-name="P2"><text:span text:style-name="Source_20_Text">plt.ylabel("Frequency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/>
      <text:p text:style-name="P2"><text:span text:style-name="Source_20_Text">plt.subplot(1, 2, 2)</text:span></text:p>
      <text:p text:style-name="P2"><text:span text:style-name="Source_20_Text">plt.hist(np.angle(crypto_mod_7), bins=30, alpha=0.75, label="Mod 7 Phase Distribution")</text:span></text:p>
      <text:p text:style-name="P2"><text:span text:style-name="Source_20_Text">plt.title("Mod 7 Cryptographic Transformation")</text:span></text:p>
      <text:p text:style-name="P2"><text:span text:style-name="Source_20_Text">plt.xlabel("Phase (radians)")</text:span></text:p>
      <text:p text:style-name="P2"><text:span text:style-name="Source_20_Text">plt.ylabel("Frequency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/>
      <text:p text:style-name="P2"><text:span text:style-name="Source_20_Text">plt.show()</text:span></text:p>
      <text:p text:style-name="P2"/>
      <text:p text:style-name="P2"><text:span text:style-name="Source_20_Text"># Return entropy measurements for modular cryptographic transformations</text:span></text:p>
      <text:p text:style-name="P3"><text:span text:style-name="Source_20_Text">entropy_crypto_mod_5, entropy_crypto_mod_7</text:span></text:p>
      <text:p text:style-name="P5">Result</text:p>
      <text:p text:style-name="P4">(-inf, -inf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49:00.888128071</meta:creation-date>
    <dc:date>2025-02-08T23:52:16.107978108</dc:date>
    <meta:editing-duration>PT3M15S</meta:editing-duration>
    <meta:editing-cycles>1</meta:editing-cycles>
    <meta:document-statistic meta:table-count="0" meta:image-count="0" meta:object-count="0" meta:page-count="1" meta:paragraph-count="31" meta:word-count="130" meta:character-count="1343" meta:non-whitespace-character-count="1236"/>
    <meta:generator>LibreOffice/24.2.7.2$Linux_X86_64 LibreOffice_project/420$Build-2</meta:generator>
  </office:meta>
</office:document-meta>
</file>